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8cm" fo:min-width="0.684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12cm" fo:min-width="10.166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479cm" fo:min-width="10.301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412cm" fo:min-width="10.1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.502cm"/>
    </style:style>
    <style:style style:name="gr12" style:family="graphic" style:parent-style-name="standard">
      <style:graphic-properties draw:stroke="none" svg:stroke-color="#000000" draw:fill="none" draw:fill-color="#ffffff" fo:min-height="0.254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fo:min-height="2.743cm"/>
    </style:style>
    <style:style style:name="gr1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24.55cm" fo:min-width="17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gr18" style:family="graphic" style:parent-style-name="standard">
      <style:graphic-properties draw:textarea-horizontal-align="justify" draw:textarea-vertical-align="middle" draw:auto-grow-height="false" fo:min-height="0.453cm" fo:min-width="5.272cm"/>
    </style:style>
    <style:style style:name="P1" style:family="paragraph">
      <loext:graphic-properties draw:fill="none" draw:fill-color="#e6e6e6"/>
      <style:paragraph-properties fo:text-align="center"/>
      <style:text-properties fo:color="#e6e6e6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5cm" svg:height="2.9cm" svg:x="1.996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4.596cm" svg:y1="26.3cm" svg:x2="14.606cm" svg:y2="29.2cm">
          <text:p/>
        </draw:line>
        <draw:line draw:style-name="gr3" draw:text-style-name="P3" draw:layer="layout" svg:x1="20.496cm" svg:y1="27.3cm" svg:x2="14.596cm" svg:y2="27.31cm">
          <text:p/>
        </draw:line>
        <draw:line draw:style-name="gr3" draw:text-style-name="P3" draw:layer="layout" svg:x1="3.806cm" svg:y1="26.3cm" svg:x2="3.796cm" svg:y2="28cm">
          <text:p/>
        </draw:line>
        <draw:rect draw:style-name="gr4" draw:text-style-name="P4" draw:layer="layout" svg:width="12.6cm" svg:height="1.2cm" svg:x="1.996cm" svg:y="28cm">
          <text:p/>
        </draw:rect>
        <draw:line draw:style-name="gr3" draw:text-style-name="P3" draw:layer="layout" svg:x1="17.606cm" svg:y1="26.3cm" svg:x2="17.596cm" svg:y2="27.3cm">
          <text:p/>
        </draw:line>
        <draw:frame draw:style-name="gr5" draw:text-style-name="P5" draw:layer="layout" svg:width="1.184cm" svg:height="0.53cm" svg:x="14.763cm" svg:y="26.3cm">
          <draw:text-box>
            <text:p><text:span text:style-name="T1">Scale:</text:span></text:p>
          </draw:text-box>
        </draw:frame>
        <draw:frame draw:style-name="gr6" draw:text-style-name="P5" draw:layer="layout" svg:width="1.086cm" svg:height="0.53cm" svg:x="17.701cm" svg:y="26.3cm">
          <draw:text-box>
            <text:p><text:span text:style-name="T1">Date:</text:span></text:p>
          </draw:text-box>
        </draw:frame>
        <draw:custom-shape draw:name="northarrow" draw:style-name="gr7" draw:text-style-name="P3" draw:layer="printed_elements" svg:width="1.4cm" svg:height="1.4cm" svg:x="2.2cm" svg:y="26.479cm">
          <text:p/>
          <draw:enhanced-geometry svg:viewBox="0 0 21600 21600" draw:type="rectangle" draw:enhanced-path="M 0 0 L 21600 0 21600 21600 0 21600 0 0 Z N"/>
        </draw:custom-shape>
        <draw:frame draw:name="comment1" draw:style-name="gr8" draw:text-style-name="P6" draw:layer="printed_elements" svg:width="10.666cm" svg:height="0.662cm" svg:x="3.896cm" svg:y="26.9cm">
          <draw:text-box>
            <text:p><text:span text:style-name="T2">comment1</text:span></text:p>
          </draw:text-box>
        </draw:frame>
        <draw:frame draw:name="title" draw:style-name="gr9" draw:text-style-name="P7" draw:layer="printed_elements" svg:width="10.801cm" svg:height="0.729cm" svg:x="3.814cm" svg:y="26.348cm">
          <draw:text-box>
            <text:p><text:span text:style-name="T3">title</text:span></text:p>
          </draw:text-box>
        </draw:frame>
        <draw:frame draw:name="comment2" draw:style-name="gr10" draw:text-style-name="P6" draw:layer="printed_elements" svg:width="10.684cm" svg:height="0.662cm" svg:x="3.896cm" svg:y="27.4cm">
          <draw:text-box>
            <text:p><text:span text:style-name="T2">comment2</text:span></text:p>
          </draw:text-box>
        </draw:frame>
        <draw:frame draw:name="scale" draw:style-name="gr11" draw:text-style-name="P8" draw:layer="printed_elements" svg:width="3.002cm" svg:height="0.729cm" svg:x="14.59cm" svg:y="26.57cm">
          <draw:text-box>
            <text:p><text:span text:style-name="T4">scale</text:span></text:p>
          </draw:text-box>
        </draw:frame>
        <draw:frame draw:name="extent_ll_y" draw:style-name="gr12" draw:text-style-name="P9" draw:layer="printed_elements" svg:width="1.554cm" svg:height="0.504cm" svg:x="2.539cm" svg:y="25.793cm">
          <draw:text-box>
            <text:p><text:span text:style-name="T5">extent_ll_y</text:span></text:p>
          </draw:text-box>
        </draw:frame>
        <draw:frame draw:name="extent_ll_x" draw:style-name="gr13" draw:text-style-name="P10" draw:layer="printed_elements" svg:width="0.445cm" svg:height="2.993cm" svg:x="2.036cm" svg:y="22.718cm">
          <draw:text-box>
            <text:p><text:span text:style-name="T5">extent_ll_</text:span><text:span text:style-name="T6">x</text:span></text:p>
          </draw:text-box>
        </draw:frame>
        <draw:frame draw:name="extent_ur_y" draw:style-name="gr14" draw:text-style-name="P9" draw:layer="printed_elements" svg:width="1.67cm" svg:height="0.493cm" svg:x="18.701cm" svg:y="0.547cm">
          <draw:text-box>
            <text:p><text:span text:style-name="T5">extent_ur_y</text:span></text:p>
          </draw:text-box>
        </draw:frame>
        <draw:frame draw:name="extent_ur_x" draw:style-name="gr15" draw:text-style-name="P10" draw:layer="printed_elements" svg:width="0.361cm" svg:height="2.993cm" svg:x="20.059cm" svg:y="1.033cm">
          <draw:text-box>
            <text:p><text:span text:style-name="T5">extent_ur_</text:span><text:span text:style-name="T6">x</text:span></text:p>
          </draw:text-box>
        </draw:frame>
        <draw:frame draw:name="date" draw:style-name="gr11" draw:text-style-name="P8" draw:layer="printed_elements" svg:width="2.694cm" svg:height="0.729cm" svg:x="17.684cm" svg:y="26.571cm">
          <draw:text-box>
            <text:p><text:span text:style-name="T4">date</text:span></text:p>
          </draw:text-box>
        </draw:frame>
        <draw:custom-shape draw:name="map" draw:style-name="gr16" draw:text-style-name="P3" draw:layer="printed_elements" svg:width="17.5cm" svg:height="24.8cm" svg:x="2.498cm" svg:y="0.998cm">
          <text:p/>
          <draw:enhanced-geometry svg:viewBox="0 0 21600 21600" draw:type="rectangle" draw:enhanced-path="M 0 0 L 21600 0 21600 21600 0 21600 0 0 Z N"/>
        </draw:custom-shape>
        <draw:custom-shape draw:name="scalebar" draw:style-name="gr17" draw:text-style-name="P3" draw:layer="printed_elements" svg:width="5cm" svg:height="0.5cm" svg:x="14.399cm" svg:y="25.114cm">
          <text:p/>
          <draw:enhanced-geometry svg:viewBox="0 0 21600 21600" draw:type="rectangle" draw:enhanced-path="M 0 0 L 21600 0 21600 21600 0 21600 0 0 Z N"/>
        </draw:custom-shape>
        <draw:custom-shape draw:name="dynamic_image" draw:style-name="gr18" draw:text-style-name="P3" draw:layer="printed_elements" svg:width="5.772cm" svg:height="0.703cm" svg:x="2.201cm" svg:y="28.139cm">
          <text:p/>
          <draw:enhanced-geometry svg:viewBox="0 0 21600 21600" draw:type="rectangle" draw:enhanced-path="M 0 0 L 21600 0 21600 21600 0 21600 0 0 Z N"/>
        </draw:custom-shape>
        <draw:frame draw:name="dynamic_text" draw:style-name="gr11" draw:text-style-name="P8" draw:layer="printed_elements" svg:width="3.161cm" svg:height="0.729cm" svg:x="8.697cm" svg:y="28.175cm">
          <draw:text-box>
            <text:p><text:span text:style-name="T4">dynamic_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5-07-29T09:16:00.279513163</dc:date>
    <meta:editing-duration>PT19H34M</meta:editing-duration>
    <meta:editing-cycles>105</meta:editing-cycles>
    <meta:generator>LibreOffice/4.4.2.2$Linux_X86_64 LibreOffice_project/40m0$Build-2</meta:generator>
    <meta:print-date>2011-02-11T16:52:01.29</meta:print-date>
    <meta:printed-by>Gregor Bergrath</meta:printed-by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